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Courier" svg:font-family="Courier" style:font-family-generic="modern" style:font-pitch="fixed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style:text-position="0% 100%" fo:font-weight="normal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position="0% 100%" fo:font-weight="normal" style:font-weight-asian="normal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fo:font-weight="normal" style:font-weight-asian="normal" style:font-weight-complex="normal"/>
    </style:style>
    <style:style style:name="P10" style:family="paragraph" style:parent-style-name="Standard" style:list-style-name="L3">
      <style:paragraph-properties fo:text-align="start" style:justify-single-word="false"/>
      <style:text-properties style:text-position="0% 100%" fo:font-weight="normal" style:font-weight-asian="normal" style:font-weight-complex="normal"/>
    </style:style>
    <style:style style:name="P11" style:family="paragraph" style:parent-style-name="Standard" style:list-style-name="L4">
      <style:paragraph-properties fo:text-align="start" style:justify-single-word="false"/>
      <style:text-properties style:text-position="0% 100%" style:font-name="Courier" fo:font-weight="normal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position="0% 100%" style:font-name="Courier" fo:font-weight="normal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ourier" fo:font-weight="normal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DejaVu Sans1" fo:font-weight="normal" style:font-weight-asian="normal" style:font-weight-complex="normal"/>
    </style:style>
    <style:style style:name="P15" style:family="paragraph" style:parent-style-name="Standard" style:list-style-name="L5">
      <style:paragraph-properties fo:text-align="start" style:justify-single-word="false"/>
      <style:text-properties fo:font-weight="normal" style:font-weight-asian="normal" style:font-weight-complex="normal"/>
    </style:style>
    <style:style style:name="P16" style:family="paragraph" style:parent-style-name="Standard" style:list-style-name="L5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Courier" fo:font-style="normal" fo:font-weight="normal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DejaVu Sans1" fo:font-style="normal" fo:font-weight="bold" style:font-style-asian="normal" style:font-weight-asian="bold" style:font-style-complex="normal" style:font-weight-complex="bold"/>
    </style:style>
    <style:style style:name="P19" style:family="paragraph" style:parent-style-name="Standard" style:list-style-name="L6">
      <style:paragraph-properties fo:text-align="start" style:justify-single-word="false"/>
      <style:text-properties style:font-name="DejaVu Sans1" fo:font-style="normal" fo:font-weight="normal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DejaVu Sans1" fo:font-style="normal" fo:font-weight="normal" style:font-style-asian="normal" style:font-weight-asian="normal" style:font-style-complex="normal" style:font-weight-complex="normal"/>
    </style:style>
    <style:style style:name="P21" style:family="paragraph" style:parent-style-name="Standard" style:list-style-name="L5">
      <style:paragraph-properties fo:text-align="start" style:justify-single-word="false"/>
      <style:text-properties style:font-name="DejaVu Sans1" fo:font-style="normal" fo:font-weight="normal" style:font-style-asian="normal" style:font-weight-asian="normal" style:font-style-complex="normal" style:font-weight-complex="normal"/>
    </style:style>
    <style:style style:name="P22" style:family="paragraph" style:parent-style-name="Standard" style:list-style-name="L6">
      <style:paragraph-properties fo:text-align="start" style:justify-single-word="false"/>
      <style:text-properties style:font-name="Courier" fo:font-style="normal" fo:font-weight="normal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DejaVu Sans1" fo:font-style="italic" fo:font-weight="normal" style:font-style-asian="italic" style:font-weight-asian="normal" style:font-style-complex="italic" style:font-weight-complex="normal"/>
    </style:style>
    <style:style style:name="P24" style:family="paragraph" style:parent-style-name="Standard" style:list-style-name="L7">
      <style:paragraph-properties fo:text-align="start" style:justify-single-word="false"/>
      <style:text-properties style:font-name="DejaVu Sans1" fo:font-style="normal" fo:font-weight="normal" style:font-style-asian="normal" style:font-weight-asian="normal" style:font-style-complex="normal" style:font-weight-complex="normal"/>
    </style:style>
    <style:style style:name="P25" style:family="paragraph" style:parent-style-name="Standard" style:list-style-name="L8">
      <style:paragraph-properties fo:text-align="start" style:justify-single-word="false"/>
      <style:text-properties style:font-name="DejaVu Sans1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tyle="italic"/>
    </style:style>
    <style:style style:name="T3" style:family="text">
      <style:text-properties style:text-position="super 58%"/>
    </style:style>
    <style:style style:name="T4" style:family="text">
      <style:text-properties style:text-position="0% 100%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Courier"/>
    </style:style>
    <style:style style:name="T7" style:family="text">
      <style:text-properties style:font-name="Courier" fo:font-style="normal" style:font-style-asian="normal" style:font-style-complex="normal"/>
    </style:style>
    <style:style style:name="T8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number text:level="1" text:style-name="Numbering_20_Symbols" style:num-prefix="(" style:num-suffix=")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style:num-suffix="." text:bullet-char="●">
        <style:list-level-properties text:space-before="0.49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992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492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9925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2.49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992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492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9925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49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992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25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7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2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.25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75in" text:min-label-width="0.25in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MSC 11</text:p>
      <text:p text:style-name="P1">Functions</text:p>
      <text:p text:style-name="P2"><text:span text:style-name="T1"/></text:p>
      <text:p text:style-name="P2"/>
      <text:p text:style-name="P2"/>
      <text:p text:style-name="P3">Introduction</text:p>
      <text:list text:style-name="L1">
        <text:list-item>
          <text:p text:style-name="P4">Some programs may grow very large having thousand or even million lines of code (LOC)</text:p>
        </text:list-item>
        <text:list-item>
          <text:p text:style-name="P4">Some problems are too big to be solved in “one shot”, it is better to break the big problem into smaller subproblems and provide a solution to the smaller subproblems</text:p>
        </text:list-item>
        <text:list-item>
          <text:p text:style-name="P4">Functions provide a mechanism to implement the solution to smaller subproblems</text:p>
        </text:list-item>
        <text:list-item>
          <text:p text:style-name="P4">Consider a program that will simulate a bank. This program should allow the user to create an account, withdraw, deposit, check balance, etc..</text:p>
        </text:list-item>
      </text:list>
      <text:p text:style-name="P5"/>
      <text:p text:style-name="P3">Functions in Math</text:p>
      <text:p text:style-name="P3"/>
      <text:list text:style-name="L2">
        <text:list-item>
          <text:p text:style-name="P6">Definition of functions in math (from Wikipedia)</text:p>
          <text:list>
            <text:list-item>
              <text:p text:style-name="P6">A function associates a single output to each input element drawn from a fixed set, such as the real numbers</text:p>
            </text:list-item>
            <text:list-item>
              <text:p text:style-name="P6">A function ƒ from a set <text:span text:style-name="T2">X</text:span> to a set <text:span text:style-name="T2">Y</text:span> associates to each element <text:span text:style-name="T2">x</text:span> in <text:span text:style-name="T2">X</text:span> an element <text:span text:style-name="T2">y</text:span>=ƒ(<text:span text:style-name="T2">x</text:span>) in <text:span text:style-name="T2">Y</text:span>.</text:p>
            </text:list-item>
            <text:list-item>
              <text:p text:style-name="P6">Example: Let y = f(x) = x<text:span text:style-name="T3">2</text:span></text:p>
              <text:list>
                <text:list-item>
                  <text:p text:style-name="P7">x is the independent variable</text:p>
                </text:list-item>
                <text:list-item>
                  <text:p text:style-name="P7">y is the dependent variable</text:p>
                </text:list-item>
                <text:list-item>
                  <text:p text:style-name="P7">the domain of f(x) is the set of possible values of x</text:p>
                </text:list-item>
                <text:list-item>
                  <text:p text:style-name="P7">the range of f(x) is the set of possible values of y </text:p>
                </text:list-item>
              </text:list>
            </text:list-item>
          </text:list>
        </text:list-item>
        <text:list-item>
          <text:p text:style-name="P7">How do we implement in C functions in math? </text:p>
        </text:list-item>
      </text:list>
      <text:p text:style-name="P8"/>
      <text:p text:style-name="P3"><text:span text:style-name="T4">Function Definition</text:span><text:tab/></text:p>
      <text:list text:style-name="L3">
        <text:list-item>
          <text:p text:style-name="P9">“Let y = f(x) = x<text:span text:style-name="T3">2</text:span>” is a function definition</text:p>
        </text:list-item>
        <text:list-item>
          <text:p text:style-name="P9">the <text:span text:style-name="T5">name</text:span> of the function is f</text:p>
        </text:list-item>
        <text:list-item>
          <text:p text:style-name="P9">the <text:span text:style-name="T5">parameter</text:span> of the function is x</text:p>
        </text:list-item>
        <text:list-item>
          <text:p text:style-name="P9">the <text:span text:style-name="T5">body</text:span> of the function is <text:s/>x<text:span text:style-name="T3">2</text:span></text:p>
        </text:list-item>
        <text:list-item>
          <text:p text:style-name="P10">The domain and range are the set of integers</text:p>
        </text:list-item>
      </text:list>
      <text:list text:style-name="L3">
        <text:list-item text:start-value="1">
          <text:p text:style-name="P10">The function definition in C is given below</text:p>
          <text:p text:style-name="P10"/>
        </text:list-item>
      </text:list>
      <text:list text:style-name="L4">
        <text:list-header>
          <text:p text:style-name="P11">int f(int x)</text:p>
          <text:p text:style-name="P11">{</text:p>
          <text:list>
            <text:list-item>
              <text:list>
                <text:list-header>
                  <text:p text:style-name="P11">int retval;</text:p>
                </text:list-header>
              </text:list>
            </text:list-item>
          </text:list>
        </text:list-header>
      </text:list>
      <text:p text:style-name="P12"><text:tab/><text:tab/>retval = x * x;</text:p>
      <text:p text:style-name="P12"><text:tab/><text:tab/>return (retval);</text:p>
      <text:p text:style-name="P12"><text:tab/>}</text:p>
      <text:p text:style-name="P13"/>
      <text:p text:style-name="P14"><text:tab/>In general the syntax for function definition is:</text:p>
      <text:p text:style-name="P13"/>
      <text:p text:style-name="P13"><text:tab/>&lt;return type&gt; &lt;function name&gt;(&lt;formal parameter list&gt;)</text:p>
      <text:p text:style-name="P13"><text:tab/>{</text:p>
      <text:p text:style-name="P13"><text:tab/><text:tab/>&lt;local variable definitions&gt;</text:p>
      <text:p text:style-name="P13"><text:tab/><text:tab/>&lt;statements&gt;</text:p>
      <text:p text:style-name="P13"><text:tab/><text:tab/>&lt;return statement&gt;;</text:p>
      <text:p text:style-name="P13"><text:tab/>} </text:p>
      <text:p text:style-name="P5"/>
      <text:list text:style-name="L5">
        <text:list-item>
          <text:p text:style-name="P15">&lt;return type&gt; – <text:tab/><text:tab/><text:tab/>int</text:p>
        </text:list-item>
        <text:list-item>
          <text:p text:style-name="P15">&lt;function name&gt; – <text:tab/><text:tab/><text:tab/>f</text:p>
        </text:list-item>
        <text:list-item>
          <text:p text:style-name="P15">&lt;formal parameter list&gt; – <text:tab/><text:tab/>&lt;int x&gt;</text:p>
        </text:list-item>
        <text:list-item>
          <text:p text:style-name="P15">&lt;local variable definitions&gt; – <text:tab/>int retval;</text:p>
        </text:list-item>
        <text:list-item>
          <text:p text:style-name="P15">&lt;statements&gt; – <text:tab/><text:tab/><text:tab/>retval = x * x;</text:p>
        </text:list-item>
        <text:list-item>
          <text:p text:style-name="P15">&lt;return statement&gt; = <text:tab/><text:tab/>return (retval);</text:p>
        </text:list-item>
      </text:list>
      <text:p text:style-name="P5"/>
      <text:list text:style-name="L5">
        <text:list-item text:start-value="1">
          <text:p text:style-name="P15">When a function will return nothing use <text:span text:style-name="T6">void</text:span> for the &lt;return type&gt;</text:p>
        </text:list-item>
        <text:list-item>
          <text:p text:style-name="P15">In C, we always define a function called <text:span text:style-name="T7">main()</text:span><text:span text:style-name="T8">. This function is the entry point of all C programs and execution of statements starts at this function.</text:span></text:p>
        </text:list-item>
        <text:list-item>
          <text:p text:style-name="P16">In essence, programming in C involves defining functions!</text:p>
        </text:list-item>
      </text:list>
      <text:p text:style-name="P17"/>
      <text:p text:style-name="P18">Function Call</text:p>
      <text:list text:style-name="L6">
        <text:list-item>
          <text:p text:style-name="P19">After a function has been defined, we can call/invoke the function</text:p>
        </text:list-item>
        <text:list-item>
          <text:p text:style-name="P19">Function call example</text:p>
        </text:list-item>
      </text:list>
      <text:p text:style-name="P20"/>
      <text:p text:style-name="P17"><text:tab/>int main(){</text:p>
      <text:p text:style-name="P17"><text:tab/><text:tab/>f(5);</text:p>
      <text:p text:style-name="P17"><text:tab/>}</text:p>
      <text:p text:style-name="P17"/>
      <text:p text:style-name="P14"/>
      <text:p text:style-name="P14"/>
      <text:p text:style-name="P14"/>
      <text:p text:style-name="P14"><text:tab/>In general the syntax for function call is:</text:p>
      <text:p text:style-name="P13"/>
      <text:p text:style-name="P13"><text:tab/>&lt;function name&gt;(&lt;actual parameter list&gt;);</text:p>
      <text:p text:style-name="P17"/>
      <text:list text:style-name="L5">
        <text:list-item text:start-value="1">
          <text:p text:style-name="P15">&lt;function name&gt; – <text:tab/><text:tab/><text:tab/>f</text:p>
        </text:list-item>
        <text:list-item>
          <text:p text:style-name="P21">&lt;actual parameter list&gt; – <text:tab/><text:tab/>&lt;5&gt;</text:p>
        </text:list-item>
      </text:list>
      <text:p text:style-name="P17"/>
      <text:p text:style-name="P17"/>
      <text:list text:style-name="L6">
        <text:list-item text:start-value="1">
          <text:p text:style-name="P19">In the above example, we did not store the result of the function call! We should assign the result to a variable using an assignment statement.</text:p>
        </text:list-item>
      </text:list>
      <text:p text:style-name="P20"/>
      <text:p text:style-name="P17"><text:tab/>int main(){</text:p>
      <text:p text:style-name="P20"><text:tab/><text:tab/><text:span text:style-name="T6">int y = f(5);</text:span></text:p>
      <text:list text:style-name="L6">
        <text:list-header>
          <text:p text:style-name="P22">}</text:p>
          <text:p text:style-name="P22"/>
        </text:list-header>
        <text:list-item>
          <text:p text:style-name="P19">The value of <text:span text:style-name="T6">y</text:span> after the function call will be <text:span text:style-name="T6">25</text:span></text:p>
        </text:list-item>
        <text:list-item>
          <text:p text:style-name="P19">During a function call, control is transferred to the <text:span text:style-name="T5">called function (f)</text:span>. That is, the <text:span text:style-name="T5">statements specified in the called function definition are executed</text:span>. Then control is transferred back to the <text:span text:style-name="T5">calling function(main). </text:span>Recall that the assignment statement has a left hand side(lhs) and a right hand side(rhs). The rhs is evaluated first and the result of the evaluation is stored on the lhs.</text:p>
        </text:list-item>
        <text:list-item>
          <text:p text:style-name="P19">In essence, <text:span text:style-name="T5">a function call is an expression</text:span> because it evaluates to a value, the <text:span text:style-name="T5">return value.</text:span></text:p>
        </text:list-item>
        <text:list-item>
          <text:p text:style-name="P19">Functions you define are called <text:span text:style-name="T5">user-defined</text:span> functions. C has a collection of functions called the <text:span text:style-name="T5">C Standard Library</text:span></text:p>
        </text:list-item>
        <text:list-item>
          <text:p text:style-name="P19">You can call user-defined functions inside other user-defined functions.</text:p>
        </text:list-item>
      </text:list>
      <text:p text:style-name="P23"/>
      <text:p text:style-name="P18">More Examples</text:p>
      <text:p text:style-name="P18"/>
      <text:p text:style-name="P17">int sumOfSquares(int x, int y){</text:p>
      <text:p text:style-name="P17"><text:tab/>int retval;</text:p>
      <text:p text:style-name="P17"><text:tab/>retval = f(x) + f(y);</text:p>
      <text:p text:style-name="P17"><text:tab/>return retval;</text:p>
      <text:p text:style-name="P17">}</text:p>
      <text:p text:style-name="P17"/>
      <text:p text:style-name="P17">int factorial(int n){</text:p>
      <text:p text:style-name="P17"><text:tab/>int retval=1;</text:p>
      <text:p text:style-name="P17"><text:tab/>int i;</text:p>
      <text:p text:style-name="P17"><text:tab/>for (i=1; i &lt;= n; i++){</text:p>
      <text:p text:style-name="P17"><text:tab/><text:tab/>retval = retval * i;</text:p>
      <text:p text:style-name="P17"><text:tab/>}</text:p>
      <text:p text:style-name="P17"><text:tab/>return retval;</text:p>
      <text:p text:style-name="P17">}</text:p>
      <text:p text:style-name="P17"/>
      <text:p text:style-name="P17">void greet(){</text:p>
      <text:p text:style-name="P17"><text:tab/>printf(“Hello!\n”);</text:p>
      <text:p text:style-name="P17">}</text:p>
      <text:p text:style-name="P17"/>
      <text:p text:style-name="P18">Parameters</text:p>
      <text:list text:style-name="L7">
        <text:list-item>
          <text:p text:style-name="P24"><text:span text:style-name="T5">Formal parameters</text:span> are <text:span text:style-name="T5">specified</text:span> during function definition</text:p>
          <text:list>
            <text:list-item>
              <text:p text:style-name="P24">Each formal parameter has the syntax <text:span text:style-name="T6">&lt;data type&gt; &lt;name&gt;</text:span></text:p>
            </text:list-item>
            <text:list-item>
              <text:p text:style-name="P24">Formal parameters are treated like local variables defined inside the function</text:p>
            </text:list-item>
          </text:list>
        </text:list-item>
        <text:list-item>
          <text:p text:style-name="P24"><text:span text:style-name="T5">Actual parameters</text:span> are <text:span text:style-name="T5">passed</text:span> during function call</text:p>
          <text:list>
            <text:list-item>
              <text:p text:style-name="P24">Each actual parameter is an expression (literal, variable, function call) that evaluates to a value of the type specified in the formal parameter in the function definition </text:p>
            </text:list-item>
            <text:list-item>
              <text:p text:style-name="P24">When control is transferred to the called function, a <text:span text:style-name="T5">local copy</text:span> ( inside the called function) of the actual parameters is made. The local copy is what is used during computations inside the called function. This is called <text:span text:style-name="T5">pass by value</text:span></text:p>
            </text:list-item>
            <text:list-item>
              <text:p text:style-name="P24">The following code shows that the value of <text:span text:style-name="T6">a</text:span> remains unchanged even after the call to <text:span text:style-name="T6">addOne()</text:span></text:p>
            </text:list-item>
          </text:list>
        </text:list-item>
      </text:list>
      <text:p text:style-name="P17"/>
      <text:p text:style-name="P17">void addOne(int x){</text:p>
      <text:p text:style-name="P17"><text:tab/>x = x + 1;</text:p>
      <text:p text:style-name="P17">}</text:p>
      <text:p text:style-name="P17">int main(){</text:p>
      <text:p text:style-name="P17"><text:tab/>int a=5;</text:p>
      <text:p text:style-name="P17"><text:tab/>printf(“a: %d\n”,a);</text:p>
      <text:p text:style-name="P17"><text:tab/>addOne(a);</text:p>
      <text:p text:style-name="P17"><text:tab/>printf(“a: %d\n”,a);</text:p>
      <text:p text:style-name="P17">}</text:p>
      <text:list text:style-name="L7">
        <text:list-item>
          <text:list>
            <text:list-item>
              <text:p text:style-name="P24">In order to achieve the desired effect, we can use <text:span text:style-name="T5">pass by reference</text:span></text:p>
            </text:list-item>
          </text:list>
        </text:list-item>
      </text:list>
      <text:p text:style-name="P17"/>
      <text:p text:style-name="P17">void addOne(int *x){</text:p>
      <text:p text:style-name="P17"><text:tab/>*x = *x + 1;</text:p>
      <text:p text:style-name="P17">}</text:p>
      <text:p text:style-name="P17">int main(){</text:p>
      <text:p text:style-name="P17"><text:tab/>int a=5;</text:p>
      <text:p text:style-name="P17"><text:tab/>printf(“a: %d\n”,a);</text:p>
      <text:p text:style-name="P17"><text:tab/>addOne(&amp;a);</text:p>
      <text:p text:style-name="P17"><text:tab/>printf(“a: %d\n”,a);</text:p>
      <text:p text:style-name="P17">}</text:p>
      <text:p text:style-name="P17"/>
      <text:list text:style-name="L8">
        <text:list-header>
          <text:p text:style-name="P25"/>
        </text:list-header>
      </text:list>
      <text:list text:style-name="L7">
        <text:list-item>
          <text:list>
            <text:list-header>
              <text:p text:style-name="P24"/>
            </text:list-header>
          </text:list>
          <text:p text:style-name="P24"/>
        </text:list-item>
      </text:list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Courier" svg:font-family="Courier" style:font-family-generic="modern" style:font-pitch="fixed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ans" fo:font-size="12pt" fo:language="en" fo:country="US" style:font-name-asian="DejaVu Sans2" style:font-size-asian="12pt" style:language-asian="en" style:country-asian="US" style:font-name-complex="DejaVu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pm1">
      <style:footer>
        <text:p text:style-name="P1">http://jachermocilla.googlepages.com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8-03-11T11:33:45</meta:creation-date>
    <dc:date>2008-03-12T15:05:16</dc:date>
    <dc:language>en-US</dc:language>
    <meta:editing-cycles>88</meta:editing-cycles>
    <meta:editing-duration>PT5H37M3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5" meta:paragraph-count="110" meta:word-count="767" meta:character-count="4435"/>
  </office:meta>
</office:document-meta>
</file>